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2F58E077D00.png" manifest:media-type="image/png"/>
  <manifest:file-entry manifest:full-path="Pictures/1000000100000640000002F5E9926FB0.png" manifest:media-type="image/png"/>
  <manifest:file-entry manifest:full-path="Pictures/10000000000006400000038490403287.png" manifest:media-type="image/png"/>
  <manifest:file-entry manifest:full-path="Pictures/100000010000063A00000302E6D13EE2.png" manifest:media-type="image/png"/>
  <manifest:file-entry manifest:full-path="Pictures/100000000000064000000384AC5A2214.png" manifest:media-type="image/png"/>
  <manifest:file-entry manifest:full-path="Pictures/100000000000064000000384377315D0.png" manifest:media-type="image/png"/>
  <manifest:file-entry manifest:full-path="Pictures/1000000000000640000003848952EB76.png" manifest:media-type="image/png"/>
  <manifest:file-entry manifest:full-path="Pictures/100000000000064000000384C0A8A052.png" manifest:media-type="image/png"/>
  <manifest:file-entry manifest:full-path="Pictures/10000000000006400000038405E43CAF.png" manifest:media-type="image/png"/>
  <manifest:file-entry manifest:full-path="Pictures/100000010000063A0000030243BAE75F.png" manifest:media-type="image/png"/>
  <manifest:file-entry manifest:full-path="Pictures/100000000000064000000384ED8FC34E.png" manifest:media-type="image/png"/>
  <manifest:file-entry manifest:full-path="Pictures/100000010000063A00000302BC44172D.png" manifest:media-type="image/png"/>
  <manifest:file-entry manifest:full-path="Pictures/10000000000006400000038412D1973B.png" manifest:media-type="image/png"/>
  <manifest:file-entry manifest:full-path="Pictures/10000000000006400000038450D3927E.png" manifest:media-type="image/png"/>
  <manifest:file-entry manifest:full-path="Pictures/1000000000000640000003847CB4E20E.png" manifest:media-type="image/png"/>
  <manifest:file-entry manifest:full-path="Pictures/1000000000000640000003845F41C1AC.png" manifest:media-type="image/png"/>
  <manifest:file-entry manifest:full-path="Pictures/10000000000006400000038423677C15.png" manifest:media-type="image/png"/>
  <manifest:file-entry manifest:full-path="Pictures/100000000000064000000384D7D8792B.png" manifest:media-type="image/png"/>
  <manifest:file-entry manifest:full-path="Pictures/1000000100000640000002F58530C2B8.png" manifest:media-type="image/png"/>
  <manifest:file-entry manifest:full-path="Pictures/1000000100000640000002F54F2B5389.png" manifest:media-type="image/png"/>
  <manifest:file-entry manifest:full-path="Pictures/1000000000000640000003846C364F55.png" manifest:media-type="image/png"/>
  <manifest:file-entry manifest:full-path="Pictures/10000000000006400000038424AFC629.png" manifest:media-type="image/png"/>
  <manifest:file-entry manifest:full-path="Pictures/100000000000064000000384D3728828.png" manifest:media-type="image/png"/>
  <manifest:file-entry manifest:full-path="Pictures/1000000000000640000003842EB07E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bbc94" officeooo:paragraph-rsid="001bbc94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solid" style:text-underline-width="auto" style:text-underline-color="font-color" officeooo:rsid="001ebfeb" officeooo:paragraph-rsid="001ebfeb"/>
    </style:style>
    <style:style style:name="P4" style:family="paragraph" style:parent-style-name="Title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rsid="001ebfeb" officeooo:paragraph-rsid="001ebfeb" style:text-blinking="false" fo:background-color="transparent" loext:padding="0cm" loext:border="none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style:text-underline-style="solid" style:text-underline-width="auto" style:text-underline-color="font-color" officeooo:rsid="001ebfeb" officeooo:paragraph-rsid="001ebfe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gunda entrega capturas</text:p>
      <text:p text:style-name="P2"/>
      <text:p text:style-name="P2"/>
      <text:p text:style-name="P2"><draw:frame draw:style-name="fr2" draw:name="Imagen5" text:anchor-type="char" svg:width="17cm" svg:height="9.562cm" draw:z-index="0"><draw:image xlink:href="Pictures/100000000000064000000384377315D0.png" xlink:type="simple" xlink:show="embed" xlink:actuate="onLoad" draw:mime-type="image/png"/></draw:frame></text:p>
      <text:p text:style-name="P3"><draw:frame draw:style-name="fr2" draw:name="Imagen6" text:anchor-type="char" svg:width="17cm" svg:height="9.562cm" draw:z-index="1"><draw:image xlink:href="Pictures/10000000000006400000038450D3927E.png" xlink:type="simple" xlink:show="embed" xlink:actuate="onLoad" draw:mime-type="image/png"/></draw:frame><text:s/></text:p>
      <text:p text:style-name="P3"><draw:frame draw:style-name="fr2" draw:name="Imagen7" text:anchor-type="char" svg:width="17cm" svg:height="9.562cm" draw:z-index="2"><draw:image xlink:href="Pictures/10000000000006400000038405E43CAF.png" xlink:type="simple" xlink:show="embed" xlink:actuate="onLoad" draw:mime-type="image/png"/></draw:frame><text:soft-page-break/><text:s/></text:p>
      <text:p text:style-name="P3"/>
      <text:p text:style-name="P3"><draw:frame draw:style-name="fr2" draw:name="Imagen8" text:anchor-type="char" svg:width="17cm" svg:height="9.562cm" draw:z-index="3"><draw:image xlink:href="Pictures/100000000000064000000384ED8FC34E.png" xlink:type="simple" xlink:show="embed" xlink:actuate="onLoad" draw:mime-type="image/png"/></draw:frame><text:s/></text:p>
      <text:p text:style-name="P3"><draw:frame draw:style-name="fr2" draw:name="Imagen9" text:anchor-type="char" svg:width="17cm" svg:height="9.562cm" draw:z-index="4"><draw:image xlink:href="Pictures/1000000000000640000003845F41C1AC.png" xlink:type="simple" xlink:show="embed" xlink:actuate="onLoad" draw:mime-type="image/png"/></draw:frame><text:soft-page-break/><text:s/></text:p>
      <text:p text:style-name="P3"/>
      <text:p text:style-name="P3"><draw:frame draw:style-name="fr2" draw:name="Imagen10" text:anchor-type="char" svg:width="17cm" svg:height="9.562cm" draw:z-index="5"><draw:image xlink:href="Pictures/10000000000006400000038412D1973B.png" xlink:type="simple" xlink:show="embed" xlink:actuate="onLoad" draw:mime-type="image/png"/></draw:frame><text:s/></text:p>
      <text:p text:style-name="P3"><draw:frame draw:style-name="fr2" draw:name="Imagen11" text:anchor-type="char" svg:width="17cm" svg:height="9.562cm" draw:z-index="6"><draw:image xlink:href="Pictures/10000000000006400000038423677C15.png" xlink:type="simple" xlink:show="embed" xlink:actuate="onLoad" draw:mime-type="image/png"/></draw:frame><text:soft-page-break/></text:p>
      <text:p text:style-name="P3"><draw:frame draw:style-name="fr2" draw:name="Imagen20" text:anchor-type="char" svg:width="17cm" svg:height="9.562cm" draw:z-index="7"><draw:image xlink:href="Pictures/1000000000000640000003846C364F55.png" xlink:type="simple" xlink:show="embed" xlink:actuate="onLoad" draw:mime-type="image/png"/></draw:frame><text:s/></text:p>
      <text:p text:style-name="P3"><draw:frame draw:style-name="fr2" draw:name="Imagen21" text:anchor-type="char" svg:width="17cm" svg:height="9.562cm" draw:z-index="8"><draw:image xlink:href="Pictures/100000000000064000000384D7D8792B.png" xlink:type="simple" xlink:show="embed" xlink:actuate="onLoad" draw:mime-type="image/png"/></draw:frame><text:soft-page-break/><text:s/></text:p>
      <text:p text:style-name="P3"><draw:frame draw:style-name="fr2" draw:name="Imagen22" text:anchor-type="char" svg:width="17cm" svg:height="9.562cm" draw:z-index="9"><draw:image xlink:href="Pictures/10000000000006400000038424AFC629.png" xlink:type="simple" xlink:show="embed" xlink:actuate="onLoad" draw:mime-type="image/png"/></draw:frame><text:s/></text:p>
      <text:p text:style-name="P3"><draw:frame draw:style-name="fr2" draw:name="Imagen23" text:anchor-type="char" svg:width="17cm" svg:height="9.562cm" draw:z-index="10"><draw:image xlink:href="Pictures/1000000000000640000003847CB4E20E.png" xlink:type="simple" xlink:show="embed" xlink:actuate="onLoad" draw:mime-type="image/png"/></draw:frame><text:soft-page-break/><text:s/></text:p>
      <text:p text:style-name="P3"><draw:frame draw:style-name="fr2" draw:name="Imagen24" text:anchor-type="char" svg:width="17cm" svg:height="9.562cm" draw:z-index="11"><draw:image xlink:href="Pictures/100000000000064000000384C0A8A052.png" xlink:type="simple" xlink:show="embed" xlink:actuate="onLoad" draw:mime-type="image/png"/></draw:frame><text:s/></text:p>
      <text:p text:style-name="P3"><draw:frame draw:style-name="fr2" draw:name="Imagen25" text:anchor-type="char" svg:width="17cm" svg:height="9.562cm" draw:z-index="12"><draw:image xlink:href="Pictures/1000000000000640000003842EB07E54.png" xlink:type="simple" xlink:show="embed" xlink:actuate="onLoad" draw:mime-type="image/png"/></draw:frame><text:soft-page-break/><text:s/></text:p>
      <text:p text:style-name="P3"><draw:frame draw:style-name="fr2" draw:name="Imagen26" text:anchor-type="char" svg:width="17cm" svg:height="9.562cm" draw:z-index="13"><draw:image xlink:href="Pictures/100000000000064000000384AC5A2214.png" xlink:type="simple" xlink:show="embed" xlink:actuate="onLoad" draw:mime-type="image/png"/></draw:frame><text:s/></text:p>
      <text:p text:style-name="P3"><draw:frame draw:style-name="fr2" draw:name="Imagen27" text:anchor-type="char" svg:width="17cm" svg:height="9.562cm" draw:z-index="14"><draw:image xlink:href="Pictures/10000000000006400000038490403287.png" xlink:type="simple" xlink:show="embed" xlink:actuate="onLoad" draw:mime-type="image/png"/></draw:frame><text:soft-page-break/><text:s/></text:p>
      <text:p text:style-name="P3"><draw:frame draw:style-name="fr2" draw:name="Imagen28" text:anchor-type="char" svg:width="17cm" svg:height="9.562cm" draw:z-index="15"><draw:image xlink:href="Pictures/100000000000064000000384D3728828.png" xlink:type="simple" xlink:show="embed" xlink:actuate="onLoad" draw:mime-type="image/png"/></draw:frame><text:s/></text:p>
      <text:p text:style-name="P3"><draw:frame draw:style-name="fr2" draw:name="Imagen29" text:anchor-type="char" svg:width="17cm" svg:height="9.562cm" draw:z-index="16"><draw:image xlink:href="Pictures/1000000000000640000003848952EB76.png" xlink:type="simple" xlink:show="embed" xlink:actuate="onLoad" draw:mime-type="image/png"/></draw:frame><text:soft-page-break/><text:s/></text:p>
      <text:p text:style-name="P5"><text:bookmark text:name="docs-internal-guid-cda04a51-7fff-990c-84a2-59bcaed023c0"/><draw:frame draw:style-name="fr1" draw:name="Imagen1" text:anchor-type="as-char" svg:width="15.928cm" svg:height="7.541cm" draw:z-index="17"><draw:image xlink:href="Pictures/1000000100000640000002F5E9926FB0.png" xlink:type="simple" xlink:show="embed" xlink:actuate="onLoad" draw:mime-type="image/png"/></draw:frame></text:p>
      <text:p text:style-name="P3"><text:s/></text:p>
      <text:p text:style-name="P5"><text:bookmark text:name="docs-internal-guid-09babcfc-7fff-bfa4-87ae-d69e9de60775"/><text:soft-page-break/><draw:frame draw:style-name="fr1" draw:name="Imagen2" text:anchor-type="as-char" svg:width="15.928cm" svg:height="7.541cm" draw:z-index="18"><draw:image xlink:href="Pictures/1000000100000640000002F58E077D00.png" xlink:type="simple" xlink:show="embed" xlink:actuate="onLoad" draw:mime-type="image/png"/></draw:frame></text:p>
      <text:p text:style-name="P3"><text:s/></text:p>
      <text:p text:style-name="P5"><text:bookmark text:name="docs-internal-guid-6ff8aed9-7fff-d7cb-683a-a74d15e15bec"/><draw:frame draw:style-name="fr1" draw:name="Imagen3" text:anchor-type="as-char" svg:width="15.928cm" svg:height="7.699cm" draw:z-index="19"><draw:image xlink:href="Pictures/100000010000063A00000302E6D13EE2.png" xlink:type="simple" xlink:show="embed" xlink:actuate="onLoad" draw:mime-type="image/png"/></draw:frame></text:p>
      <text:p text:style-name="P3"><text:s/></text:p>
      <text:p text:style-name="P5"><text:bookmark text:name="docs-internal-guid-c02c2b03-7fff-ee30-800a-97c014ddb494"/><draw:frame draw:style-name="fr1" draw:name="Imagen4" text:anchor-type="as-char" svg:width="15.928cm" svg:height="7.699cm" draw:z-index="20"><draw:image xlink:href="Pictures/100000010000063A0000030243BAE75F.png" xlink:type="simple" xlink:show="embed" xlink:actuate="onLoad" draw:mime-type="image/png"/></draw:frame></text:p>
      <text:p text:style-name="P5"><text:bookmark text:name="docs-internal-guid-b0245f87-7fff-0e31-be71-a7c0b310fe76"/><text:soft-page-break/><draw:frame draw:style-name="fr1" draw:name="Imagen12" text:anchor-type="as-char" svg:width="15.928cm" svg:height="7.699cm" draw:z-index="21"><draw:image xlink:href="Pictures/100000010000063A00000302BC44172D.png" xlink:type="simple" xlink:show="embed" xlink:actuate="onLoad" draw:mime-type="image/png"/></draw:frame></text:p>
      <text:p text:style-name="P3"><text:s/></text:p>
      <text:p text:style-name="P5"><text:bookmark text:name="docs-internal-guid-93dca83d-7fff-18d6-5e93-5a6655c1d660"/><draw:frame draw:style-name="fr1" draw:name="Imagen13" text:anchor-type="as-char" svg:width="15.928cm" svg:height="7.541cm" draw:z-index="22"><draw:image xlink:href="Pictures/1000000100000640000002F54F2B5389.png" xlink:type="simple" xlink:show="embed" xlink:actuate="onLoad" draw:mime-type="image/png"/></draw:frame></text:p>
      <text:p text:style-name="P3"><text:s/></text:p>
      <text:p text:style-name="P5"><text:bookmark text:name="docs-internal-guid-bc50e516-7fff-509e-87ae-d82e96fcba4f"/><draw:frame draw:style-name="fr1" draw:name="Imagen14" text:anchor-type="as-char" svg:width="15.928cm" svg:height="7.541cm" draw:z-index="23"><draw:image xlink:href="Pictures/1000000100000640000002F58530C2B8.png" xlink:type="simple" xlink:show="embed" xlink:actuate="onLoad" draw:mime-type="image/png"/></draw:frame></text:p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bbc94" officeooo:paragraph-rsid="001bbc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ván Espí Asi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7:29:13.027800461</meta:creation-date>
    <dc:date>2025-09-18T20:31:17.291455815</dc:date>
    <meta:editing-duration>PT42M9S</meta:editing-duration>
    <meta:editing-cycles>2</meta:editing-cycles>
    <meta:generator>LibreOffice/24.2.7.2$Linux_X86_64 LibreOffice_project/420$Build-2</meta:generator>
    <meta:print-date>2025-09-18T19:53:44.395282082</meta:print-date>
    <meta:printed-by>Archivos PDF</meta:printed-by>
    <meta:document-statistic meta:table-count="0" meta:image-count="24" meta:object-count="0" meta:page-count="12" meta:paragraph-count="29" meta:word-count="6" meta:character-count="59" meta:non-whitespace-character-count="35"/>
  </office:meta>
</office:document-meta>
</file>